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-left="none" fo:border-right="0.06pt solid #000000" fo:border-top="none" fo:border-bottom="none" style:shadow="none" style:vertical-align="bottom" style:join-border="false">
        <style:tab-stops>
          <style:tab-stop style:position="0.82cm"/>
          <style:tab-stop style:position="2.99cm"/>
          <style:tab-stop style:position="6.006cm" style:type="center"/>
          <style:tab-stop style:position="9.975cm" style:type="right"/>
          <style:tab-stop style:position="12.52cm" style:type="center"/>
        </style:tab-stops>
      </style:paragraph-properties>
      <style:text-properties fo:font-weight="bold" officeooo:rsid="000420c1" officeooo:paragraph-rsid="0005db1a" style:font-weight-asian="bold" style:font-weight-complex="bold"/>
    </style:style>
    <style:style style:name="P2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="none" style:shadow="none" style:vertical-align="bottom" style:join-border="false">
        <style:tab-stops>
          <style:tab-stop style:position="0.82cm"/>
          <style:tab-stop style:position="2.99cm"/>
          <style:tab-stop style:position="6.01cm" style:type="center"/>
          <style:tab-stop style:position="9.98cm" style:type="right" style:leader-style="dotted" style:leader-text="."/>
          <style:tab-stop style:position="12.52cm" style:type="center" style:leader-style="dotted" style:leader-text="."/>
        </style:tab-stops>
      </style:paragraph-properties>
      <style:text-properties officeooo:rsid="00053b60" officeooo:paragraph-rsid="0005db1a"/>
    </style:style>
    <style:style style:name="P3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="none" style:shadow="none" style:vertical-align="bottom" style:join-border="false">
        <style:tab-stops>
          <style:tab-stop style:position="0.82cm"/>
          <style:tab-stop style:position="2.99cm"/>
          <style:tab-stop style:position="6.006cm" style:type="center"/>
          <style:tab-stop style:position="9.98cm" style:type="right" style:leader-style="dotted" style:leader-text="."/>
          <style:tab-stop style:position="12.52cm" style:type="center" style:leader-style="dotted" style:leader-text="."/>
        </style:tab-stops>
      </style:paragraph-properties>
      <style:text-properties officeooo:rsid="00053b60" officeooo:paragraph-rsid="00053b60"/>
    </style:style>
    <style:style style:name="P4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="none" style:shadow="none" style:vertical-align="bottom" style:join-border="false">
        <style:tab-stops>
          <style:tab-stop style:position="0.82cm"/>
          <style:tab-stop style:position="2.699cm"/>
          <style:tab-stop style:position="6.006cm" style:type="center"/>
          <style:tab-stop style:position="9.98cm" style:type="right" style:leader-style="dotted" style:leader-text="."/>
          <style:tab-stop style:position="12.52cm" style:type="center" style:leader-style="dotted" style:leader-text="."/>
        </style:tab-stops>
      </style:paragraph-properties>
      <style:text-properties officeooo:rsid="00053b60" officeooo:paragraph-rsid="00053b60"/>
    </style:style>
    <style:style style:name="P5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-left="none" fo:border-right="0.06pt solid #000000" fo:border-top="none" fo:border-bottom="none" style:shadow="none" style:vertical-align="bottom" style:join-border="false">
        <style:tab-stops>
          <style:tab-stop style:position="0.82cm"/>
          <style:tab-stop style:position="2.99cm"/>
          <style:tab-stop style:position="6.006cm" style:type="center"/>
          <style:tab-stop style:position="9.975cm" style:type="right"/>
          <style:tab-stop style:position="12.52cm" style:type="center"/>
        </style:tab-stops>
      </style:paragraph-properties>
      <style:text-properties fo:font-weight="bold" officeooo:rsid="0007ccfc" officeooo:paragraph-rsid="0007ccfc" style:font-weight-asian="bold" style:font-weight-complex="bold"/>
    </style:style>
    <style:style style:name="P6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="none" style:shadow="none" style:vertical-align="bottom" style:join-border="false">
        <style:tab-stops>
          <style:tab-stop style:position="0.82cm"/>
          <style:tab-stop style:position="2.699cm"/>
          <style:tab-stop style:position="6.006cm" style:type="center"/>
          <style:tab-stop style:position="9.98cm" style:type="right" style:leader-style="dotted" style:leader-text="."/>
          <style:tab-stop style:position="12.52cm" style:type="center" style:leader-style="dotted" style:leader-text="."/>
        </style:tab-stops>
      </style:paragraph-properties>
      <style:text-properties fo:font-weight="bold" officeooo:rsid="00064940" officeooo:paragraph-rsid="00053b60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="none" style:shadow="none" style:vertical-align="bottom" style:join-border="false">
        <style:tab-stops>
          <style:tab-stop style:position="3.5cm" style:type="right"/>
          <style:tab-stop style:position="6.5cm" style:type="center"/>
          <style:tab-stop style:position="9.5cm" style:type="right"/>
        </style:tab-stops>
      </style:paragraph-properties>
      <style:text-properties fo:font-weight="bold" officeooo:rsid="0007ccfc" officeooo:paragraph-rsid="0007ccfc" style:font-weight-asian="bold" style:font-weight-complex="bold"/>
    </style:style>
    <style:style style:name="P8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="none" style:shadow="none" style:vertical-align="bottom" style:join-border="false">
        <style:tab-stops>
          <style:tab-stop style:position="3.5cm" style:type="right"/>
          <style:tab-stop style:position="6.5cm" style:type="center"/>
          <style:tab-stop style:position="9.5cm" style:type="right"/>
        </style:tab-stops>
      </style:paragraph-properties>
      <style:text-properties fo:font-weight="normal" officeooo:rsid="0007ccfc" officeooo:paragraph-rsid="0007ccfc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="none" style:shadow="none" style:vertical-align="bottom" style:join-border="false">
        <style:tab-stops>
          <style:tab-stop style:position="3.5cm" style:type="right"/>
          <style:tab-stop style:position="6.5cm" style:type="center"/>
          <style:tab-stop style:position="9.5cm" style:type="right"/>
        </style:tab-stops>
      </style:paragraph-properties>
      <style:text-properties fo:font-weight="normal" officeooo:rsid="0007cfa1" officeooo:paragraph-rsid="0007cfa1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top="0.4cm" fo:margin-bottom="0cm" loext:contextual-spacing="false" fo:background-color="transparent" fo:padding="0.049cm" fo:border="none" style:shadow="none" style:vertical-align="bottom" style:join-border="false">
        <style:tab-stops>
          <style:tab-stop style:position="7.25cm" style:type="right"/>
          <style:tab-stop style:position="8.751cm"/>
          <style:tab-stop style:position="9.5cm"/>
        </style:tab-stops>
      </style:paragraph-properties>
      <style:text-properties fo:font-weight="normal" officeooo:rsid="0007cfa1" officeooo:paragraph-rsid="0007cfa1" style:font-weight-asian="normal" style:font-weight-complex="normal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111111"/>
      <style:paragraph-properties fo:text-align="center"/>
    </style:style>
    <style:style style:name="T1" style:family="text">
      <style:text-properties officeooo:rsid="00053b60"/>
    </style:style>
    <style:style style:name="T2" style:family="text">
      <style:text-properties officeooo:rsid="0005db1a"/>
    </style:style>
    <style:style style:name="T3" style:family="text">
      <style:text-properties officeooo:rsid="0007cfa1"/>
    </style:style>
    <style:style style:name="T4" style:family="text">
      <style:text-properties officeooo:rsid="00085f3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Realiza una tabulación de cada tipo imitando el texto siguiente:</text:p>
      <text:p text:style-name="P5">2.Modifica el ejercicio 1 para incluir un punteado entre producto y cantidad y cantidad y</text:p>
      <text:p text:style-name="P5">precio de manera automática (no lo pongas a mano!).</text:p>
      <text:p text:style-name="P5"/>
      <text:p text:style-name="P1"><draw:line text:anchor-type="paragraph" draw:z-index="0" draw:name="Forma1" draw:style-name="gr1" draw:text-style-name="P11" svg:x1="2.685cm" svg:y1="0.342cm" svg:x2="2.685cm" svg:y2="5.951cm"><text:p/></draw:line>TIEN<text:span text:style-name="T1">DA<text:tab/><text:tab/></text:span>PRODUCTO<text:tab/>CANTIDAD<text:tab/>PRECI<text:span text:style-name="T1">O</text:span></text:p>
      <text:p text:style-name="P2">Norte<text:tab/><text:tab/>jabón<text:tab/>23<text:tab/>3,4</text:p>
      <text:p text:style-name="P3">Sur<text:tab/><text:tab/><text:tab/>detergente<text:tab/>35<text:tab/>1,<text:span text:style-name="T2">0</text:span></text:p>
      <text:p text:style-name="P3">Centro<text:tab/><text:tab/>cepillo<text:tab/>19<text:tab/>2,426</text:p>
      <text:p text:style-name="P3">Norte<text:tab/><text:tab/>jabón<text:tab/>52<text:tab/>2,2</text:p>
      <text:p text:style-name="P4">Sur<text:tab/><text:tab/><text:tab/>desinfectante<text:tab/>45<text:tab/>12,<text:span text:style-name="T2">3</text:span></text:p>
      <text:p text:style-name="P6">3. Imita el ejemplo que indica el horario y los profesores pero poniendo tu horario en</text:p>
      <text:p text:style-name="P6">lugar del horario que se indica y tus profesores con sus materias en lugar de los que se</text:p>
      <text:p text:style-name="P6">indican.</text:p>
      <text:p text:style-name="P6"><text:tab/><text:tab/><text:tab/><text:span text:style-name="T3">CURSOS DE INFORMÁTICA</text:span></text:p>
      <text:p text:style-name="P6"><text:tab/><text:tab/><text:tab/><text:span text:style-name="T3">HORARIOS</text:span></text:p>
      <text:p text:style-name="P7">DIA<text:tab/>HORAS<text:tab/>MATERIAS</text:p>
      <text:p text:style-name="P8">Lunes<text:tab/><text:span text:style-name="T3">17</text:span>:<text:span text:style-name="T3">1</text:span>0<text:tab/> <text:span text:style-name="T3">SOM</text:span></text:p>
      <text:p text:style-name="P8"><text:tab/><text:span text:style-name="T3">20</text:span>:<text:span text:style-name="T3">10</text:span><text:tab/><text:span text:style-name="T3">FOL</text:span></text:p>
      <text:p text:style-name="P9">Martes<text:tab/>17:10<text:tab/>AOF</text:p>
      <text:p text:style-name="P8"><text:tab/><text:span text:style-name="T3">20:10<text:tab/>MME</text:span></text:p>
      <text:p text:style-name="P9">Miercoles<text:tab/>17:10<text:tab/>FOL</text:p>
      <text:p text:style-name="P8"><text:tab/><text:span text:style-name="T3">20:10<text:tab/>MME</text:span></text:p>
      <text:p text:style-name="P9">Jueves<text:tab/>17:10<text:tab/>AOF</text:p>
      <text:p text:style-name="P8"><text:tab/><text:span text:style-name="T3">20:10<text:tab/>MME</text:span></text:p>
      <text:p text:style-name="P9">Viernes<text:tab/>17:10<text:tab/>Ingles Técnico</text:p>
      <text:p text:style-name="P9"><text:tab/>20:10<text:tab/>FOL<text:tab/></text:p>
      <text:p text:style-name="P9"><text:soft-page-break/><text:span text:style-name="T7"/></text:p>
      <text:p text:style-name="P9"><text:span text:style-name="T7"><text:tab/><text:tab/><text:tab/>Lista de docente</text:span></text:p>
      <text:p text:style-name="P10"><draw:line text:anchor-type="paragraph" draw:z-index="1" draw:name="Forma2" draw:style-name="gr2" draw:text-style-name="P12" svg:x1="7.983cm" svg:y1="0.524cm" svg:x2="7.983cm" svg:y2="5.922cm"><text:p/></draw:line><text:tab/>AFO<text:tab/><text:span text:style-name="T4">Antonio Roig </text:span></text:p>
      <text:p text:style-name="P10"><text:tab/>MME<text:tab/><text:span text:style-name="T4">Mario Garcia</text:span></text:p>
      <text:p text:style-name="P10"><text:tab/>FOL<text:tab/><text:span text:style-name="T4">María De Las Nieves</text:span></text:p>
      <text:p text:style-name="P10"><text:tab/>SOM<text:tab/><text:span text:style-name="T4">Antonio Roig</text:span></text:p>
      <text:p text:style-name="P10"><text:tab/><text:span text:style-name="T4">RLO<text:tab/>Javier Ivorra</text:span></text:p>
      <text:p text:style-name="P10"><text:tab/><text:span text:style-name="T4">Ingles Técnico<text:tab/>Ana Maria Re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0T18:52:14.221383373</meta:creation-date>
    <dc:date>2019-11-12T18:02:40.563340404</dc:date>
    <dc:creator>I116-05 </dc:creator>
    <meta:editing-duration>PT33M45S</meta:editing-duration>
    <meta:editing-cycles>4</meta:editing-cycles>
    <meta:generator>LibreOffice/6.0.4.1$Linux_X86_64 LibreOffice_project/00m0$Build-1</meta:generator>
    <meta:document-statistic meta:table-count="0" meta:image-count="0" meta:object-count="0" meta:page-count="2" meta:paragraph-count="32" meta:word-count="152" meta:character-count="875" meta:non-whitespace-character-count="724"/>
  </office:meta>
</office:document-meta>
</file>